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_20_concave" draw:marker-end-width="0.15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gr4" style:family="graphic" style:parent-style-name="objectwithoutfill">
      <style:graphic-properties svg:stroke-width="0.025cm" svg:stroke-color="#00008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draw:marker-start="Arrow_20_concave" draw:marker-start-width="0.102cm" draw:marker-end="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objectwithoutfill">
      <style:graphic-properties draw:marker-start="Arrow" draw:marker-start-width="0.102cm" draw:marker-end="Arrow" draw:marker-end-width="0.102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93cm"/>
    </style:style>
    <style:style style:name="gr9" style:family="graphic" style:parent-style-name="standard">
      <style:graphic-properties draw:stroke="none" draw:fill="hatch" draw:fill-color="#000000" draw:fill-hatch-name="Black_20_45_20_Degrees" draw:textarea-horizontal-align="justify" draw:textarea-vertical-align="middle" draw:auto-grow-height="false" draw:shadow-offset-x="0.203cm" draw:shadow-offset-y="0.203cm"/>
    </style:style>
    <style:style style:name="gr10" style:family="graphic" style:parent-style-name="objectwithoutfill">
      <style:graphic-properties svg:stroke-width="0.254cm" svg:stroke-color="#ffffff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11" style:family="graphic" style:parent-style-name="standard">
      <style:graphic-properties draw:stroke="none" draw:fill="hatch" draw:fill-color="#000000" draw:fill-hatch-name="Hatching_20_1" draw:fill-hatch-solid="false" draw:textarea-horizontal-align="justify" draw:textarea-vertical-align="middle" draw:auto-grow-height="false" draw:shadow-offset-x="0.203cm" draw:shadow-offset-y="0.203cm"/>
    </style:style>
    <style:style style:name="gr12" style:family="graphic" style:parent-style-name="objectwithoutfill">
      <style:graphic-properties draw:stroke="dash" draw:stroke-dash="Ultrafine_20_Dashed" draw:fill="none" draw:textarea-vertical-align="middle"/>
    </style:style>
    <style:style style:name="gr13" style:family="graphic" style:parent-style-name="objectwithoutfill">
      <style:graphic-properties draw:marker-start="Arrow_20_concave" draw:marker-start-width="0.102cm" draw:marker-end="Arrow_20_concave" draw:marker-end-width="0.10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8pt" style:font-weight-asian="normal" style:font-size-complex="18pt"/>
    </style:style>
    <style:style style:name="P3" style:family="paragraph">
      <style:text-properties fo:font-size="14pt" style:font-size-asian="18pt" style:font-weight-asian="normal" style:font-size-complex="18pt"/>
    </style:style>
    <style:style style:name="T1" style:family="text">
      <style:text-properties fo:font-size="10pt" style:font-size-asian="18pt" style:font-weight-asian="normal" style:font-size-complex="18pt"/>
    </style:style>
    <style:style style:name="T2" style:family="text">
      <style:text-properties style:text-position="0% 100%" fo:font-size="14pt" style:font-size-asian="18pt" style:font-weight-asian="normal" style:font-size-complex="18pt"/>
    </style:style>
    <style:style style:name="T3" style:family="text">
      <style:text-properties style:text-position="sub 58%" fo:font-size="14pt" style:font-size-asian="18pt" style:font-weight-asian="normal" style:font-size-complex="18pt"/>
    </style:style>
    <style:style style:name="T4" style:family="text">
      <style:text-properties fo:font-size="14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745cm" svg:y1="1.967cm" svg:x2="24.827cm" svg:y2="1.967cm">
            <text:p/>
          </draw:line>
          <draw:line draw:style-name="gr1" draw:text-style-name="P1" draw:layer="layout" svg:x1="3.744cm" svg:y1="12.166cm" svg:x2="24.827cm" svg:y2="12.127cm">
            <text:p/>
          </draw:line>
          <draw:g>
            <draw:g>
              <draw:line draw:style-name="gr2" draw:text-style-name="P1" draw:layer="layout" svg:x1="1.825cm" svg:y1="12.443cm" svg:x2="1.825cm" svg:y2="11.427cm">
                <text:p/>
              </draw:line>
              <draw:line draw:style-name="gr2" draw:text-style-name="P1" draw:layer="layout" svg:x1="1.825cm" svg:y1="12.443cm" svg:x2="2.841cm" svg:y2="12.443cm">
                <text:p/>
              </draw:line>
              <draw:frame draw:style-name="gr3" draw:text-style-name="P2" draw:layer="layout" svg:width="0.635cm" svg:height="0.758cm" svg:x="1.282cm" svg:y="11.105cm">
                <draw:text-box>
                  <text:p><text:span text:style-name="T1">y</text:span></text:p>
                </draw:text-box>
              </draw:frame>
              <draw:frame draw:style-name="gr3" draw:text-style-name="P2" draw:layer="layout" svg:width="0.635cm" svg:height="0.758cm" svg:x="2.583cm" svg:y="12.305cm">
                <draw:text-box>
                  <text:p><text:span text:style-name="T1">X</text:span></text:p>
                </draw:text-box>
              </draw:frame>
            </draw:g>
          </draw:g>
          <draw:line draw:style-name="gr1" draw:text-style-name="P1" draw:layer="layout" svg:x1="3.721cm" svg:y1="1.967cm" svg:x2="3.745cm" svg:y2="12.127cm">
            <text:p/>
          </draw:line>
          <draw:g>
            <draw:path draw:style-name="gr4" draw:text-style-name="P1" draw:layer="layout" svg:width="7.477cm" svg:height="4.19cm" draw:transform="skewX (0.832696586126495) rotate (-0.60056779561125) translate (3.74500361732038cm 1.96699949934225cm)" svg:viewBox="0 0 7478 4191" svg:d="m0 0c4496-4 7478 4191 7478 4191">
              <text:p/>
            </draw:path>
            <draw:line draw:style-name="gr5" draw:text-style-name="P1" draw:layer="layout" svg:x1="5.398cm" svg:y1="4.38cm" svg:x2="3.747cm" svg:y2="4.38cm">
              <text:p/>
            </draw:line>
            <draw:line draw:style-name="gr5" draw:text-style-name="P1" draw:layer="layout" svg:x1="5.195cm" svg:y1="3.529cm" svg:x2="3.747cm" svg:y2="3.529cm">
              <text:p/>
            </draw:line>
            <draw:line draw:style-name="gr5" draw:text-style-name="P1" draw:layer="layout" svg:x1="4.585cm" svg:y1="2.678cm" svg:x2="3.747cm" svg:y2="2.678cm">
              <text:p/>
            </draw:line>
            <draw:line draw:style-name="gr5" draw:text-style-name="P1" draw:layer="layout" svg:x1="5.195cm" svg:y1="5.327cm" svg:x2="3.747cm" svg:y2="5.327cm">
              <text:p/>
            </draw:line>
            <draw:line draw:style-name="gr5" draw:text-style-name="P1" draw:layer="layout" svg:x1="4.585cm" svg:y1="6.276cm" svg:x2="3.747cm" svg:y2="6.276cm">
              <text:p/>
            </draw:line>
            <draw:frame draw:style-name="gr6" draw:text-style-name="P3" draw:layer="layout" svg:width="1.778cm" svg:height="0.968cm" svg:x="5.279cm" svg:y="3.981cm">
              <draw:text-box>
                <text:p><text:span text:style-name="T2">U</text:span><text:span text:style-name="T3">x</text:span><text:span text:style-name="T4">(y)</text:span></text:p>
              </draw:text-box>
            </draw:frame>
          </draw:g>
          <draw:line draw:style-name="gr7" draw:text-style-name="P1" draw:layer="layout" svg:x1="2.473cm" svg:y1="1.967cm" svg:x2="2.473cm" svg:y2="7.047cm">
            <text:p/>
          </draw:line>
          <draw:frame draw:style-name="gr8" draw:layer="layout" svg:width="1.016cm" svg:height="0.962cm" svg:x="1.562cm" svg:y="3.945cm">
            <draw:text-box>
              <text:p>h</text:p>
            </draw:text-box>
          </draw:frame>
          <draw:g>
            <draw:custom-shape draw:style-name="gr9" draw:text-style-name="P1" draw:layer="layout" svg:width="0.508cm" svg:height="5.28cm" svg:x="3.237cm" svg:y="6.8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" draw:text-style-name="P1" draw:layer="layout" svg:x1="3.237cm" svg:y1="7.301cm" svg:x2="3.618cm" svg:y2="6.793cm">
              <text:p/>
            </draw:line>
          </draw:g>
          <draw:custom-shape draw:style-name="gr9" draw:text-style-name="P1" draw:layer="layout" svg:width="21.59cm" svg:height="0.508cm" svg:x="3.237cm" svg:y="12.15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21.082cm" svg:height="0.508cm" svg:x="3.745cm" svg:y="1.452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0.471cm" svg:height="5.993cm" draw:transform="skewX (0.359537825910832) rotate (-0.940732466824944) translate (20.6320025612091cm 1.9539992896199cm)" svg:viewBox="0 0 10472 5994" svg:d="m0 0c6297-5 10472 5994 10472 5994">
            <text:p/>
          </draw:path>
          <draw:line draw:style-name="gr5" draw:text-style-name="P1" draw:layer="layout" svg:x1="22.285cm" svg:y1="6.786cm" svg:x2="20.634cm" svg:y2="6.786cm">
            <text:p/>
          </draw:line>
          <draw:line draw:style-name="gr5" draw:text-style-name="P1" draw:layer="layout" svg:x1="22.082cm" svg:y1="5.082cm" svg:x2="20.634cm" svg:y2="5.082cm">
            <text:p/>
          </draw:line>
          <draw:line draw:style-name="gr5" draw:text-style-name="P1" draw:layer="layout" svg:x1="21.472cm" svg:y1="3.378cm" svg:x2="20.634cm" svg:y2="3.378cm">
            <text:p/>
          </draw:line>
          <draw:line draw:style-name="gr5" draw:text-style-name="P1" draw:layer="layout" svg:x1="22.082cm" svg:y1="8.683cm" svg:x2="20.634cm" svg:y2="8.683cm">
            <text:p/>
          </draw:line>
          <draw:line draw:style-name="gr5" draw:text-style-name="P1" draw:layer="layout" svg:x1="21.472cm" svg:y1="10.583cm" svg:x2="20.634cm" svg:y2="10.583cm">
            <text:p/>
          </draw:line>
          <draw:line draw:style-name="gr1" draw:text-style-name="P1" draw:layer="layout" svg:x1="20.62cm" svg:y1="1.966cm" svg:x2="20.644cm" svg:y2="12.126cm">
            <text:p/>
          </draw:line>
          <draw:line draw:style-name="gr12" draw:text-style-name="P1" draw:layer="layout" svg:x1="2.221cm" svg:y1="1.967cm" svg:x2="3.745cm" svg:y2="1.967cm">
            <text:p/>
          </draw:line>
          <draw:line draw:style-name="gr12" draw:text-style-name="P1" draw:layer="layout" svg:x1="2.22cm" svg:y1="7.066cm" svg:x2="3.744cm" svg:y2="7.066cm">
            <text:p/>
          </draw:line>
          <draw:line draw:style-name="gr12" draw:text-style-name="P1" draw:layer="layout" svg:x1="24.419cm" svg:y1="12.131cm" svg:x2="25.943cm" svg:y2="12.131cm">
            <text:p/>
          </draw:line>
          <draw:line draw:style-name="gr7" draw:text-style-name="P1" draw:layer="layout" svg:x1="25.522cm" svg:y1="1.967cm" svg:x2="25.589cm" svg:y2="12.127cm">
            <text:p/>
          </draw:line>
          <draw:line draw:style-name="gr12" draw:text-style-name="P1" draw:layer="layout" svg:x1="24.418cm" svg:y1="1.964cm" svg:x2="25.942cm" svg:y2="1.964cm">
            <text:p/>
          </draw:line>
          <draw:frame draw:style-name="gr8" draw:layer="layout" svg:width="1.016cm" svg:height="0.962cm" svg:x="25.843cm" svg:y="6.466cm">
            <draw:text-box>
              <text:p>H</text:p>
            </draw:text-box>
          </draw:frame>
          <draw:line draw:style-name="gr13" draw:text-style-name="P1" draw:layer="layout" svg:x1="3.751cm" svg:y1="13.335cm" svg:x2="24.833cm" svg:y2="13.335cm">
            <text:p/>
          </draw:line>
          <draw:line draw:style-name="gr12" draw:text-style-name="P1" draw:layer="layout" svg:x1="3.734cm" svg:y1="12.127cm" svg:x2="3.734cm" svg:y2="13.651cm">
            <text:p/>
          </draw:line>
          <draw:line draw:style-name="gr12" draw:text-style-name="P1" draw:layer="layout" svg:x1="24.833cm" svg:y1="12.126cm" svg:x2="24.833cm" svg:y2="13.65cm">
            <text:p/>
          </draw:line>
          <draw:frame draw:style-name="gr8" draw:text-style-name="P1" draw:layer="layout" svg:width="2.286cm" svg:height="0.962cm" svg:x="13.581cm" svg:y="13.307cm">
            <draw:text-box>
              <text:p text:style-name="P1">30 H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254cm" draw:rotation="450"/>
    <draw:hatch draw:name="Hatching_20_1" draw:display-name="Hatching 1" draw:style="single" draw:color="#000000" draw:distance="0.254cm" draw:rotation="135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5T17:10:35</meta:creation-date>
    <dc:date>2012-11-15T12:08:21</dc:date>
    <meta:editing-duration>PT15M47S</meta:editing-duration>
    <meta:editing-cycles>5</meta:editing-cycles>
    <meta:generator>LibreOffice/3.5$Linux_x86 LibreOffice_project/350m1$Build-2</meta:generator>
    <meta:document-statistic meta:object-count="42"/>
  </office:meta>
</office:document-meta>
</file>